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100.91pt"/>
    </style:style>
    <style:style style:name="co4" style:family="table-column">
      <style:table-column-properties fo:break-before="auto" style:column-width="95.64pt"/>
    </style:style>
    <style:style style:name="co5" style:family="table-column">
      <style:table-column-properties fo:break-before="auto" style:column-width="89.66pt"/>
    </style:style>
    <style:style style:name="co6" style:family="table-column">
      <style:table-column-properties fo:break-before="auto" style:column-width="94.14pt"/>
    </style:style>
    <style:style style:name="co7" style:family="table-column">
      <style:table-column-properties fo:break-before="auto" style:column-width="111.9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Precision (doc avg):</text:p>
          </table:table-cell>
          <table:table-cell table:formula="of:=AVERAGE([$evaltest_tfidf_split9_level5.B1];[$evaltest_tfidf_split8_level5.B1];[$evaltest_tfidf_split7_level5.B1];[$evaltest_tfidf_split6_level5.B1];[$evaltest_tfidf_split5_level5.B1];[$evaltest_tfidf_split4_level5.B1];[$evaltest_tfidf_split3_level5.B1];[$evaltest_tfidf_split2_level5.B1];[$evaltest_tfidf_split1_level5.B1];[$evaltest_tfidf_split0_level5.B1])" office:value-type="float" office:value="0.157713013784571" calcext:value-type="float">
            <text:p>0.157713013784571</text:p>
          </table:table-cell>
          <table:table-cell table:formula="of:=STDEV([$evaltest_tfidf_split9_level5.B1];[$evaltest_tfidf_split8_level5.B1];[$evaltest_tfidf_split7_level5.B1];[$evaltest_tfidf_split6_level5.B1];[$evaltest_tfidf_split5_level5.B1];[$evaltest_tfidf_split4_level5.B1];[$evaltest_tfidf_split3_level5.B1];[$evaltest_tfidf_split2_level5.B1];[$evaltest_tfidf_split1_level5.B1];[$evaltest_tfidf_split0_level5.B1])" office:value-type="float" office:value="0.0409771108749894" calcext:value-type="float">
            <text:p>0.04097711087499</text:p>
          </table:table-cell>
          <table:table-cell table:formula="of:=MAX([$evaltest_tfidf_split9_level5.B1];[$evaltest_tfidf_split8_level5.B1];[$evaltest_tfidf_split7_level5.B1];[$evaltest_tfidf_split6_level5.B1];[$evaltest_tfidf_split5_level5.B1];[$evaltest_tfidf_split4_level5.B1];[$evaltest_tfidf_split3_level5.B1];[$evaltest_tfidf_split2_level5.B1];[$evaltest_tfidf_split1_level5.B1];[$evaltest_tfidf_split0_level5.B1])" office:value-type="float" office:value="0.2421875" calcext:value-type="float">
            <text:p>0.2421875</text:p>
          </table:table-cell>
          <table:table-cell table:formula="of:=MIN([$evaltest_tfidf_split9_level5.B1];[$evaltest_tfidf_split8_level5.B1];[$evaltest_tfidf_split7_level5.B1];[$evaltest_tfidf_split6_level5.B1];[$evaltest_tfidf_split5_level5.B1];[$evaltest_tfidf_split4_level5.B1];[$evaltest_tfidf_split3_level5.B1];[$evaltest_tfidf_split2_level5.B1];[$evaltest_tfidf_split1_level5.B1];[$evaltest_tfidf_split0_level5.B1])" office:value-type="float" office:value="0.101351351351351" calcext:value-type="float">
            <text:p>0.101351351351351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table:formula="of:=AVERAGE([$evaltest_tfidf_split9_level5.B2];[$evaltest_tfidf_split8_level5.B2];[$evaltest_tfidf_split7_level5.B2];[$evaltest_tfidf_split6_level5.B2];[$evaltest_tfidf_split5_level5.B2];[$evaltest_tfidf_split4_level5.B2];[$evaltest_tfidf_split3_level5.B2];[$evaltest_tfidf_split2_level5.B2];[$evaltest_tfidf_split1_level5.B2];[$evaltest_tfidf_split0_level5.B2])" office:value-type="float" office:value="0.299740718169895" calcext:value-type="float">
            <text:p>0.299740718169895</text:p>
          </table:table-cell>
          <table:table-cell table:formula="of:=STDEV([$evaltest_tfidf_split9_level5.B2];[$evaltest_tfidf_split8_level5.B2];[$evaltest_tfidf_split7_level5.B2];[$evaltest_tfidf_split6_level5.B2];[$evaltest_tfidf_split5_level5.B2];[$evaltest_tfidf_split4_level5.B2];[$evaltest_tfidf_split3_level5.B2];[$evaltest_tfidf_split2_level5.B2];[$evaltest_tfidf_split1_level5.B2];[$evaltest_tfidf_split0_level5.B2])" office:value-type="float" office:value="0.0791363992417496" calcext:value-type="float">
            <text:p>0.07913639924175</text:p>
          </table:table-cell>
          <table:table-cell table:formula="of:=MAX([$evaltest_tfidf_split9_level5.B2];[$evaltest_tfidf_split8_level5.B2];[$evaltest_tfidf_split7_level5.B2];[$evaltest_tfidf_split6_level5.B2];[$evaltest_tfidf_split5_level5.B2];[$evaltest_tfidf_split4_level5.B2];[$evaltest_tfidf_split3_level5.B2];[$evaltest_tfidf_split2_level5.B2];[$evaltest_tfidf_split1_level5.B2];[$evaltest_tfidf_split0_level5.B2])" office:value-type="float" office:value="0.449864498644986" calcext:value-type="float">
            <text:p>0.449864498644986</text:p>
          </table:table-cell>
          <table:table-cell table:formula="of:=MIN([$evaltest_tfidf_split9_level5.B2];[$evaltest_tfidf_split8_level5.B2];[$evaltest_tfidf_split7_level5.B2];[$evaltest_tfidf_split6_level5.B2];[$evaltest_tfidf_split5_level5.B2];[$evaltest_tfidf_split4_level5.B2];[$evaltest_tfidf_split3_level5.B2];[$evaltest_tfidf_split2_level5.B2];[$evaltest_tfidf_split1_level5.B2];[$evaltest_tfidf_split0_level5.B2])" office:value-type="float" office:value="0.176023391812865" calcext:value-type="float">
            <text:p>0.176023391812865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table:formula="of:=AVERAGE([$evaltest_tfidf_split9_level5.B3];[$evaltest_tfidf_split8_level5.B3];[$evaltest_tfidf_split7_level5.B3];[$evaltest_tfidf_split6_level5.B3];[$evaltest_tfidf_split5_level5.B3];[$evaltest_tfidf_split4_level5.B3];[$evaltest_tfidf_split3_level5.B3];[$evaltest_tfidf_split2_level5.B3];[$evaltest_tfidf_split1_level5.B3];[$evaltest_tfidf_split0_level5.B3])" office:value-type="float" office:value="0.180036264526555" calcext:value-type="float">
            <text:p>0.180036264526555</text:p>
          </table:table-cell>
          <table:table-cell table:formula="of:=STDEV([$evaltest_tfidf_split9_level5.B3];[$evaltest_tfidf_split8_level5.B3];[$evaltest_tfidf_split7_level5.B3];[$evaltest_tfidf_split6_level5.B3];[$evaltest_tfidf_split5_level5.B3];[$evaltest_tfidf_split4_level5.B3];[$evaltest_tfidf_split3_level5.B3];[$evaltest_tfidf_split2_level5.B3];[$evaltest_tfidf_split1_level5.B3];[$evaltest_tfidf_split0_level5.B3])" office:value-type="float" office:value="0.0425971276049017" calcext:value-type="float">
            <text:p>0.042597127604902</text:p>
          </table:table-cell>
          <table:table-cell table:formula="of:=MAX([$evaltest_tfidf_split9_level5.B3];[$evaltest_tfidf_split8_level5.B3];[$evaltest_tfidf_split7_level5.B3];[$evaltest_tfidf_split6_level5.B3];[$evaltest_tfidf_split5_level5.B3];[$evaltest_tfidf_split4_level5.B3];[$evaltest_tfidf_split3_level5.B3];[$evaltest_tfidf_split2_level5.B3];[$evaltest_tfidf_split1_level5.B3];[$evaltest_tfidf_split0_level5.B3])" office:value-type="float" office:value="0.241722505137139" calcext:value-type="float">
            <text:p>0.241722505137139</text:p>
          </table:table-cell>
          <table:table-cell table:formula="of:=MIN([$evaltest_tfidf_split9_level5.B3];[$evaltest_tfidf_split8_level5.B3];[$evaltest_tfidf_split7_level5.B3];[$evaltest_tfidf_split6_level5.B3];[$evaltest_tfidf_split5_level5.B3];[$evaltest_tfidf_split4_level5.B3];[$evaltest_tfidf_split3_level5.B3];[$evaltest_tfidf_split2_level5.B3];[$evaltest_tfidf_split1_level5.B3];[$evaltest_tfidf_split0_level5.B3])" office:value-type="float" office:value="0.11997821997822" calcext:value-type="float">
            <text:p>0.11997821997822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table:formula="of:=AVERAGE([$evaltest_tfidf_split9_level5.B4];[$evaltest_tfidf_split8_level5.B4];[$evaltest_tfidf_split7_level5.B4];[$evaltest_tfidf_split6_level5.B4];[$evaltest_tfidf_split5_level5.B4];[$evaltest_tfidf_split4_level5.B4];[$evaltest_tfidf_split3_level5.B4];[$evaltest_tfidf_split2_level5.B4];[$evaltest_tfidf_split1_level5.B4];[$evaltest_tfidf_split0_level5.B4])" office:value-type="float" office:value="0.00573346774604599" calcext:value-type="float">
            <text:p>0.005733467746046</text:p>
          </table:table-cell>
          <table:table-cell table:formula="of:=STDEV([$evaltest_tfidf_split9_level5.B4];[$evaltest_tfidf_split8_level5.B4];[$evaltest_tfidf_split7_level5.B4];[$evaltest_tfidf_split6_level5.B4];[$evaltest_tfidf_split5_level5.B4];[$evaltest_tfidf_split4_level5.B4];[$evaltest_tfidf_split3_level5.B4];[$evaltest_tfidf_split2_level5.B4];[$evaltest_tfidf_split1_level5.B4];[$evaltest_tfidf_split0_level5.B4])" office:value-type="float" office:value="0.00157204249409481" calcext:value-type="float">
            <text:p>0.001572042494095</text:p>
          </table:table-cell>
          <table:table-cell table:formula="of:=MAX([$evaltest_tfidf_split9_level5.B4];[$evaltest_tfidf_split8_level5.B4];[$evaltest_tfidf_split7_level5.B4];[$evaltest_tfidf_split6_level5.B4];[$evaltest_tfidf_split5_level5.B4];[$evaltest_tfidf_split4_level5.B4];[$evaltest_tfidf_split3_level5.B4];[$evaltest_tfidf_split2_level5.B4];[$evaltest_tfidf_split1_level5.B4];[$evaltest_tfidf_split0_level5.B4])" office:value-type="float" office:value="0.00788106468373936" calcext:value-type="float">
            <text:p>0.007881064683739</text:p>
          </table:table-cell>
          <table:table-cell table:formula="of:=MIN([$evaltest_tfidf_split9_level5.B4];[$evaltest_tfidf_split8_level5.B4];[$evaltest_tfidf_split7_level5.B4];[$evaltest_tfidf_split6_level5.B4];[$evaltest_tfidf_split5_level5.B4];[$evaltest_tfidf_split4_level5.B4];[$evaltest_tfidf_split3_level5.B4];[$evaltest_tfidf_split2_level5.B4];[$evaltest_tfidf_split1_level5.B4];[$evaltest_tfidf_split0_level5.B4])" office:value-type="float" office:value="0.00339272717820753" calcext:value-type="float">
            <text:p>0.003392727178208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table:formula="of:=AVERAGE([$evaltest_tfidf_split9_level5.B5];[$evaltest_tfidf_split8_level5.B5];[$evaltest_tfidf_split7_level5.B5];[$evaltest_tfidf_split6_level5.B5];[$evaltest_tfidf_split5_level5.B5];[$evaltest_tfidf_split4_level5.B5];[$evaltest_tfidf_split3_level5.B5];[$evaltest_tfidf_split2_level5.B5];[$evaltest_tfidf_split1_level5.B5];[$evaltest_tfidf_split0_level5.B5])" office:value-type="float" office:value="0.00875181950509462" calcext:value-type="float">
            <text:p>0.008751819505095</text:p>
          </table:table-cell>
          <table:table-cell table:formula="of:=STDEV([$evaltest_tfidf_split9_level5.B5];[$evaltest_tfidf_split8_level5.B5];[$evaltest_tfidf_split7_level5.B5];[$evaltest_tfidf_split6_level5.B5];[$evaltest_tfidf_split5_level5.B5];[$evaltest_tfidf_split4_level5.B5];[$evaltest_tfidf_split3_level5.B5];[$evaltest_tfidf_split2_level5.B5];[$evaltest_tfidf_split1_level5.B5];[$evaltest_tfidf_split0_level5.B5])" office:value-type="float" office:value="0.00234801161753561" calcext:value-type="float">
            <text:p>0.002348011617536</text:p>
          </table:table-cell>
          <table:table-cell table:formula="of:=MAX([$evaltest_tfidf_split9_level5.B5];[$evaltest_tfidf_split8_level5.B5];[$evaltest_tfidf_split7_level5.B5];[$evaltest_tfidf_split6_level5.B5];[$evaltest_tfidf_split5_level5.B5];[$evaltest_tfidf_split4_level5.B5];[$evaltest_tfidf_split3_level5.B5];[$evaltest_tfidf_split2_level5.B5];[$evaltest_tfidf_split1_level5.B5];[$evaltest_tfidf_split0_level5.B5])" office:value-type="float" office:value="0.0118267831149927" calcext:value-type="float">
            <text:p>0.011826783114993</text:p>
          </table:table-cell>
          <table:table-cell table:formula="of:=MIN([$evaltest_tfidf_split9_level5.B5];[$evaltest_tfidf_split8_level5.B5];[$evaltest_tfidf_split7_level5.B5];[$evaltest_tfidf_split6_level5.B5];[$evaltest_tfidf_split5_level5.B5];[$evaltest_tfidf_split4_level5.B5];[$evaltest_tfidf_split3_level5.B5];[$evaltest_tfidf_split2_level5.B5];[$evaltest_tfidf_split1_level5.B5];[$evaltest_tfidf_split0_level5.B5])" office:value-type="float" office:value="0.00564046579330422" calcext:value-type="float">
            <text:p>0.005640465793304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table:formula="of:=AVERAGE([$evaltest_tfidf_split9_level5.B6];[$evaltest_tfidf_split8_level5.B6];[$evaltest_tfidf_split7_level5.B6];[$evaltest_tfidf_split6_level5.B6];[$evaltest_tfidf_split5_level5.B6];[$evaltest_tfidf_split4_level5.B6];[$evaltest_tfidf_split3_level5.B6];[$evaltest_tfidf_split2_level5.B6];[$evaltest_tfidf_split1_level5.B6];[$evaltest_tfidf_split0_level5.B6])" office:value-type="float" office:value="0.00604477590304463" calcext:value-type="float">
            <text:p>0.006044775903045</text:p>
          </table:table-cell>
          <table:table-cell table:formula="of:=STDEV([$evaltest_tfidf_split9_level5.B6];[$evaltest_tfidf_split8_level5.B6];[$evaltest_tfidf_split7_level5.B6];[$evaltest_tfidf_split6_level5.B6];[$evaltest_tfidf_split5_level5.B6];[$evaltest_tfidf_split4_level5.B6];[$evaltest_tfidf_split3_level5.B6];[$evaltest_tfidf_split2_level5.B6];[$evaltest_tfidf_split1_level5.B6];[$evaltest_tfidf_split0_level5.B6])" office:value-type="float" office:value="0.00155524305524964" calcext:value-type="float">
            <text:p>0.00155524305525</text:p>
          </table:table-cell>
          <table:table-cell table:formula="of:=MAX([$evaltest_tfidf_split9_level5.B6];[$evaltest_tfidf_split8_level5.B6];[$evaltest_tfidf_split7_level5.B6];[$evaltest_tfidf_split6_level5.B6];[$evaltest_tfidf_split5_level5.B6];[$evaltest_tfidf_split4_level5.B6];[$evaltest_tfidf_split3_level5.B6];[$evaltest_tfidf_split2_level5.B6];[$evaltest_tfidf_split1_level5.B6];[$evaltest_tfidf_split0_level5.B6])" office:value-type="float" office:value="0.00847505113284109" calcext:value-type="float">
            <text:p>0.008475051132841</text:p>
          </table:table-cell>
          <table:table-cell table:formula="of:=MIN([$evaltest_tfidf_split9_level5.B6];[$evaltest_tfidf_split8_level5.B6];[$evaltest_tfidf_split7_level5.B6];[$evaltest_tfidf_split6_level5.B6];[$evaltest_tfidf_split5_level5.B6];[$evaltest_tfidf_split4_level5.B6];[$evaltest_tfidf_split3_level5.B6];[$evaltest_tfidf_split2_level5.B6];[$evaltest_tfidf_split1_level5.B6];[$evaltest_tfidf_split0_level5.B6])" office:value-type="float" office:value="0.00406919317945519" calcext:value-type="float">
            <text:p>0.004069193179455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table:formula="of:=AVERAGE([$evaltest_tfidf_split9_level5.B7];[$evaltest_tfidf_split8_level5.B7];[$evaltest_tfidf_split7_level5.B7];[$evaltest_tfidf_split6_level5.B7];[$evaltest_tfidf_split5_level5.B7];[$evaltest_tfidf_split4_level5.B7];[$evaltest_tfidf_split3_level5.B7];[$evaltest_tfidf_split2_level5.B7];[$evaltest_tfidf_split1_level5.B7];[$evaltest_tfidf_split0_level5.B7])" office:value-type="float" office:value="0.159887540656561" calcext:value-type="float">
            <text:p>0.159887540656561</text:p>
          </table:table-cell>
          <table:table-cell table:formula="of:=STDEV([$evaltest_tfidf_split9_level5.B7];[$evaltest_tfidf_split8_level5.B7];[$evaltest_tfidf_split7_level5.B7];[$evaltest_tfidf_split6_level5.B7];[$evaltest_tfidf_split5_level5.B7];[$evaltest_tfidf_split4_level5.B7];[$evaltest_tfidf_split3_level5.B7];[$evaltest_tfidf_split2_level5.B7];[$evaltest_tfidf_split1_level5.B7];[$evaltest_tfidf_split0_level5.B7])" office:value-type="float" office:value="0.0391411509782356" calcext:value-type="float">
            <text:p>0.039141150978236</text:p>
          </table:table-cell>
          <table:table-cell table:formula="of:=MAX([$evaltest_tfidf_split9_level5.B7];[$evaltest_tfidf_split8_level5.B7];[$evaltest_tfidf_split7_level5.B7];[$evaltest_tfidf_split6_level5.B7];[$evaltest_tfidf_split5_level5.B7];[$evaltest_tfidf_split4_level5.B7];[$evaltest_tfidf_split3_level5.B7];[$evaltest_tfidf_split2_level5.B7];[$evaltest_tfidf_split1_level5.B7];[$evaltest_tfidf_split0_level5.B7])" office:value-type="float" office:value="0.235294117647059" calcext:value-type="float">
            <text:p>0.235294117647059</text:p>
          </table:table-cell>
          <table:table-cell table:formula="of:=MIN([$evaltest_tfidf_split9_level5.B7];[$evaltest_tfidf_split8_level5.B7];[$evaltest_tfidf_split7_level5.B7];[$evaltest_tfidf_split6_level5.B7];[$evaltest_tfidf_split5_level5.B7];[$evaltest_tfidf_split4_level5.B7];[$evaltest_tfidf_split3_level5.B7];[$evaltest_tfidf_split2_level5.B7];[$evaltest_tfidf_split1_level5.B7];[$evaltest_tfidf_split0_level5.B7])" office:value-type="float" office:value="0.107913669064748" calcext:value-type="float">
            <text:p>0.107913669064748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table:formula="of:=AVERAGE([$evaltest_tfidf_split9_level5.B8];[$evaltest_tfidf_split8_level5.B8];[$evaltest_tfidf_split7_level5.B8];[$evaltest_tfidf_split6_level5.B8];[$evaltest_tfidf_split5_level5.B8];[$evaltest_tfidf_split4_level5.B8];[$evaltest_tfidf_split3_level5.B8];[$evaltest_tfidf_split2_level5.B8];[$evaltest_tfidf_split1_level5.B8];[$evaltest_tfidf_split0_level5.B8])" office:value-type="float" office:value="0.397765016426354" calcext:value-type="float">
            <text:p>0.397765016426354</text:p>
          </table:table-cell>
          <table:table-cell table:formula="of:=STDEV([$evaltest_tfidf_split9_level5.B8];[$evaltest_tfidf_split8_level5.B8];[$evaltest_tfidf_split7_level5.B8];[$evaltest_tfidf_split6_level5.B8];[$evaltest_tfidf_split5_level5.B8];[$evaltest_tfidf_split4_level5.B8];[$evaltest_tfidf_split3_level5.B8];[$evaltest_tfidf_split2_level5.B8];[$evaltest_tfidf_split1_level5.B8];[$evaltest_tfidf_split0_level5.B8])" office:value-type="float" office:value="0.0754734929441794" calcext:value-type="float">
            <text:p>0.075473492944179</text:p>
          </table:table-cell>
          <table:table-cell table:formula="of:=MAX([$evaltest_tfidf_split9_level5.B8];[$evaltest_tfidf_split8_level5.B8];[$evaltest_tfidf_split7_level5.B8];[$evaltest_tfidf_split6_level5.B8];[$evaltest_tfidf_split5_level5.B8];[$evaltest_tfidf_split4_level5.B8];[$evaltest_tfidf_split3_level5.B8];[$evaltest_tfidf_split2_level5.B8];[$evaltest_tfidf_split1_level5.B8];[$evaltest_tfidf_split0_level5.B8])" office:value-type="float" office:value="0.516666666666667" calcext:value-type="float">
            <text:p>0.516666666666667</text:p>
          </table:table-cell>
          <table:table-cell table:formula="of:=MIN([$evaltest_tfidf_split9_level5.B8];[$evaltest_tfidf_split8_level5.B8];[$evaltest_tfidf_split7_level5.B8];[$evaltest_tfidf_split6_level5.B8];[$evaltest_tfidf_split5_level5.B8];[$evaltest_tfidf_split4_level5.B8];[$evaltest_tfidf_split3_level5.B8];[$evaltest_tfidf_split2_level5.B8];[$evaltest_tfidf_split1_level5.B8];[$evaltest_tfidf_split0_level5.B8])" office:value-type="float" office:value="0.287878787878788" calcext:value-type="float">
            <text:p>0.287878787878788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table:formula="of:=AVERAGE([$evaltest_tfidf_split9_level5.B9];[$evaltest_tfidf_split8_level5.B9];[$evaltest_tfidf_split7_level5.B9];[$evaltest_tfidf_split6_level5.B9];[$evaltest_tfidf_split5_level5.B9];[$evaltest_tfidf_split4_level5.B9];[$evaltest_tfidf_split3_level5.B9];[$evaltest_tfidf_split2_level5.B9];[$evaltest_tfidf_split1_level5.B9];[$evaltest_tfidf_split0_level5.B9])" office:value-type="float" office:value="0.22621048013717" calcext:value-type="float">
            <text:p>0.22621048013717</text:p>
          </table:table-cell>
          <table:table-cell table:formula="of:=STDEV([$evaltest_tfidf_split9_level5.B9];[$evaltest_tfidf_split8_level5.B9];[$evaltest_tfidf_split7_level5.B9];[$evaltest_tfidf_split6_level5.B9];[$evaltest_tfidf_split5_level5.B9];[$evaltest_tfidf_split4_level5.B9];[$evaltest_tfidf_split3_level5.B9];[$evaltest_tfidf_split2_level5.B9];[$evaltest_tfidf_split1_level5.B9];[$evaltest_tfidf_split0_level5.B9])" office:value-type="float" office:value="0.0472382591410308" calcext:value-type="float">
            <text:p>0.047238259141031</text:p>
          </table:table-cell>
          <table:table-cell table:formula="of:=MAX([$evaltest_tfidf_split9_level5.B9];[$evaltest_tfidf_split8_level5.B9];[$evaltest_tfidf_split7_level5.B9];[$evaltest_tfidf_split6_level5.B9];[$evaltest_tfidf_split5_level5.B9];[$evaltest_tfidf_split4_level5.B9];[$evaltest_tfidf_split3_level5.B9];[$evaltest_tfidf_split2_level5.B9];[$evaltest_tfidf_split1_level5.B9];[$evaltest_tfidf_split0_level5.B9])" office:value-type="float" office:value="0.306010928961749" calcext:value-type="float">
            <text:p>0.306010928961749</text:p>
          </table:table-cell>
          <table:table-cell table:formula="of:=MIN([$evaltest_tfidf_split9_level5.B9];[$evaltest_tfidf_split8_level5.B9];[$evaltest_tfidf_split7_level5.B9];[$evaltest_tfidf_split6_level5.B9];[$evaltest_tfidf_split5_level5.B9];[$evaltest_tfidf_split4_level5.B9];[$evaltest_tfidf_split3_level5.B9];[$evaltest_tfidf_split2_level5.B9];[$evaltest_tfidf_split1_level5.B9];[$evaltest_tfidf_split0_level5.B9])" office:value-type="float" office:value="0.162162162162162" calcext:value-type="float">
            <text:p>0.162162162162162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table:formula="of:=AVERAGE([$evaltest_tfidf_split9_level5.B10];[$evaltest_tfidf_split8_level5.B10];[$evaltest_tfidf_split7_level5.B10];[$evaltest_tfidf_split6_level5.B10];[$evaltest_tfidf_split5_level5.B10];[$evaltest_tfidf_split4_level5.B10];[$evaltest_tfidf_split3_level5.B10];[$evaltest_tfidf_split2_level5.B10];[$evaltest_tfidf_split1_level5.B10];[$evaltest_tfidf_split0_level5.B10])" office:value-type="float" office:value="0.561470159253475" calcext:value-type="float">
            <text:p>0.561470159253475</text:p>
          </table:table-cell>
          <table:table-cell table:formula="of:=STDEV([$evaltest_tfidf_split9_level5.B10];[$evaltest_tfidf_split8_level5.B10];[$evaltest_tfidf_split7_level5.B10];[$evaltest_tfidf_split6_level5.B10];[$evaltest_tfidf_split5_level5.B10];[$evaltest_tfidf_split4_level5.B10];[$evaltest_tfidf_split3_level5.B10];[$evaltest_tfidf_split2_level5.B10];[$evaltest_tfidf_split1_level5.B10];[$evaltest_tfidf_split0_level5.B10])" office:value-type="float" office:value="0.0896385827053015" calcext:value-type="float">
            <text:p>0.089638582705302</text:p>
          </table:table-cell>
          <table:table-cell table:formula="of:=MAX([$evaltest_tfidf_split9_level5.B10];[$evaltest_tfidf_split8_level5.B10];[$evaltest_tfidf_split7_level5.B10];[$evaltest_tfidf_split6_level5.B10];[$evaltest_tfidf_split5_level5.B10];[$evaltest_tfidf_split4_level5.B10];[$evaltest_tfidf_split3_level5.B10];[$evaltest_tfidf_split2_level5.B10];[$evaltest_tfidf_split1_level5.B10];[$evaltest_tfidf_split0_level5.B10])" office:value-type="float" office:value="0.743089564344005" calcext:value-type="float">
            <text:p>0.743089564344005</text:p>
          </table:table-cell>
          <table:table-cell table:formula="of:=MIN([$evaltest_tfidf_split9_level5.B10];[$evaltest_tfidf_split8_level5.B10];[$evaltest_tfidf_split7_level5.B10];[$evaltest_tfidf_split6_level5.B10];[$evaltest_tfidf_split5_level5.B10];[$evaltest_tfidf_split4_level5.B10];[$evaltest_tfidf_split3_level5.B10];[$evaltest_tfidf_split2_level5.B10];[$evaltest_tfidf_split1_level5.B10];[$evaltest_tfidf_split0_level5.B10])" office:value-type="float" office:value="0.427447889113379" calcext:value-type="float">
            <text:p>0.427447889113379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table:formula="of:=AVERAGE([$evaltest_tfidf_split9_level5.B11];[$evaltest_tfidf_split8_level5.B11];[$evaltest_tfidf_split7_level5.B11];[$evaltest_tfidf_split6_level5.B11];[$evaltest_tfidf_split5_level5.B11];[$evaltest_tfidf_split4_level5.B11];[$evaltest_tfidf_split3_level5.B11];[$evaltest_tfidf_split2_level5.B11];[$evaltest_tfidf_split1_level5.B11];[$evaltest_tfidf_split0_level5.B11])" office:value-type="float" office:value="0.571996632685772" calcext:value-type="float">
            <text:p>0.571996632685772</text:p>
          </table:table-cell>
          <table:table-cell table:formula="of:=STDEV([$evaltest_tfidf_split9_level5.B11];[$evaltest_tfidf_split8_level5.B11];[$evaltest_tfidf_split7_level5.B11];[$evaltest_tfidf_split6_level5.B11];[$evaltest_tfidf_split5_level5.B11];[$evaltest_tfidf_split4_level5.B11];[$evaltest_tfidf_split3_level5.B11];[$evaltest_tfidf_split2_level5.B11];[$evaltest_tfidf_split1_level5.B11];[$evaltest_tfidf_split0_level5.B11])" office:value-type="float" office:value="0.0878181725641988" calcext:value-type="float">
            <text:p>0.087818172564199</text:p>
          </table:table-cell>
          <table:table-cell table:formula="of:=MAX([$evaltest_tfidf_split9_level5.B11];[$evaltest_tfidf_split8_level5.B11];[$evaltest_tfidf_split7_level5.B11];[$evaltest_tfidf_split6_level5.B11];[$evaltest_tfidf_split5_level5.B11];[$evaltest_tfidf_split4_level5.B11];[$evaltest_tfidf_split3_level5.B11];[$evaltest_tfidf_split2_level5.B11];[$evaltest_tfidf_split1_level5.B11];[$evaltest_tfidf_split0_level5.B11])" office:value-type="float" office:value="0.746724591540303" calcext:value-type="float">
            <text:p>0.746724591540303</text:p>
          </table:table-cell>
          <table:table-cell table:formula="of:=MIN([$evaltest_tfidf_split9_level5.B11];[$evaltest_tfidf_split8_level5.B11];[$evaltest_tfidf_split7_level5.B11];[$evaltest_tfidf_split6_level5.B11];[$evaltest_tfidf_split5_level5.B11];[$evaltest_tfidf_split4_level5.B11];[$evaltest_tfidf_split3_level5.B11];[$evaltest_tfidf_split2_level5.B11];[$evaltest_tfidf_split1_level5.B11];[$evaltest_tfidf_split0_level5.B11])" office:value-type="float" office:value="0.441864146388162" calcext:value-type="float">
            <text:p>0.441864146388162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table:formula="of:=AVERAGE([$evaltest_tfidf_split9_level5.B12];[$evaltest_tfidf_split8_level5.B12];[$evaltest_tfidf_split7_level5.B12];[$evaltest_tfidf_split6_level5.B12];[$evaltest_tfidf_split5_level5.B12];[$evaltest_tfidf_split4_level5.B12];[$evaltest_tfidf_split3_level5.B12];[$evaltest_tfidf_split2_level5.B12];[$evaltest_tfidf_split1_level5.B12];[$evaltest_tfidf_split0_level5.B12])" office:value-type="float" office:value="0.561470159253475" calcext:value-type="float">
            <text:p>0.561470159253475</text:p>
          </table:table-cell>
          <table:table-cell table:formula="of:=STDEV([$evaltest_tfidf_split9_level5.B12];[$evaltest_tfidf_split8_level5.B12];[$evaltest_tfidf_split7_level5.B12];[$evaltest_tfidf_split6_level5.B12];[$evaltest_tfidf_split5_level5.B12];[$evaltest_tfidf_split4_level5.B12];[$evaltest_tfidf_split3_level5.B12];[$evaltest_tfidf_split2_level5.B12];[$evaltest_tfidf_split1_level5.B12];[$evaltest_tfidf_split0_level5.B12])" office:value-type="float" office:value="0.0896385827053015" calcext:value-type="float">
            <text:p>0.089638582705302</text:p>
          </table:table-cell>
          <table:table-cell table:formula="of:=MAX([$evaltest_tfidf_split9_level5.B12];[$evaltest_tfidf_split8_level5.B12];[$evaltest_tfidf_split7_level5.B12];[$evaltest_tfidf_split6_level5.B12];[$evaltest_tfidf_split5_level5.B12];[$evaltest_tfidf_split4_level5.B12];[$evaltest_tfidf_split3_level5.B12];[$evaltest_tfidf_split2_level5.B12];[$evaltest_tfidf_split1_level5.B12];[$evaltest_tfidf_split0_level5.B12])" office:value-type="float" office:value="0.743089564344005" calcext:value-type="float">
            <text:p>0.743089564344005</text:p>
          </table:table-cell>
          <table:table-cell table:formula="of:=MIN([$evaltest_tfidf_split9_level5.B12];[$evaltest_tfidf_split8_level5.B12];[$evaltest_tfidf_split7_level5.B12];[$evaltest_tfidf_split6_level5.B12];[$evaltest_tfidf_split5_level5.B12];[$evaltest_tfidf_split4_level5.B12];[$evaltest_tfidf_split3_level5.B12];[$evaltest_tfidf_split2_level5.B12];[$evaltest_tfidf_split1_level5.B12];[$evaltest_tfidf_split0_level5.B12])" office:value-type="float" office:value="0.427447889113379" calcext:value-type="float">
            <text:p>0.427447889113379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table:formula="of:=AVERAGE([$evaltest_tfidf_split9_level5.B13];[$evaltest_tfidf_split8_level5.B13];[$evaltest_tfidf_split7_level5.B13];[$evaltest_tfidf_split6_level5.B13];[$evaltest_tfidf_split5_level5.B13];[$evaltest_tfidf_split4_level5.B13];[$evaltest_tfidf_split3_level5.B13];[$evaltest_tfidf_split2_level5.B13];[$evaltest_tfidf_split1_level5.B13];[$evaltest_tfidf_split0_level5.B13])" office:value-type="float" office:value="0.275668229907724" calcext:value-type="float">
            <text:p>0.275668229907724</text:p>
          </table:table-cell>
          <table:table-cell table:formula="of:=STDEV([$evaltest_tfidf_split9_level5.B13];[$evaltest_tfidf_split8_level5.B13];[$evaltest_tfidf_split7_level5.B13];[$evaltest_tfidf_split6_level5.B13];[$evaltest_tfidf_split5_level5.B13];[$evaltest_tfidf_split4_level5.B13];[$evaltest_tfidf_split3_level5.B13];[$evaltest_tfidf_split2_level5.B13];[$evaltest_tfidf_split1_level5.B13];[$evaltest_tfidf_split0_level5.B13])" office:value-type="float" office:value="0.0649811146312164" calcext:value-type="float">
            <text:p>0.064981114631216</text:p>
          </table:table-cell>
          <table:table-cell table:formula="of:=MAX([$evaltest_tfidf_split9_level5.B13];[$evaltest_tfidf_split8_level5.B13];[$evaltest_tfidf_split7_level5.B13];[$evaltest_tfidf_split6_level5.B13];[$evaltest_tfidf_split5_level5.B13];[$evaltest_tfidf_split4_level5.B13];[$evaltest_tfidf_split3_level5.B13];[$evaltest_tfidf_split2_level5.B13];[$evaltest_tfidf_split1_level5.B13];[$evaltest_tfidf_split0_level5.B13])" office:value-type="float" office:value="0.390243902439024" calcext:value-type="float">
            <text:p>0.390243902439024</text:p>
          </table:table-cell>
          <table:table-cell table:formula="of:=MIN([$evaltest_tfidf_split9_level5.B13];[$evaltest_tfidf_split8_level5.B13];[$evaltest_tfidf_split7_level5.B13];[$evaltest_tfidf_split6_level5.B13];[$evaltest_tfidf_split5_level5.B13];[$evaltest_tfidf_split4_level5.B13];[$evaltest_tfidf_split3_level5.B13];[$evaltest_tfidf_split2_level5.B13];[$evaltest_tfidf_split1_level5.B13];[$evaltest_tfidf_split0_level5.B13])" office:value-type="float" office:value="0.162162162162162" calcext:value-type="float">
            <text:p>0.162162162162162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table:formula="of:=AVERAGE([$evaltest_tfidf_split9_level5.B14];[$evaltest_tfidf_split8_level5.B14];[$evaltest_tfidf_split7_level5.B14];[$evaltest_tfidf_split6_level5.B14];[$evaltest_tfidf_split5_level5.B14];[$evaltest_tfidf_split4_level5.B14];[$evaltest_tfidf_split3_level5.B14];[$evaltest_tfidf_split2_level5.B14];[$evaltest_tfidf_split1_level5.B14];[$evaltest_tfidf_split0_level5.B14])" office:value-type="float" office:value="0.182802656470826" calcext:value-type="float">
            <text:p>0.182802656470826</text:p>
          </table:table-cell>
          <table:table-cell table:formula="of:=STDEV([$evaltest_tfidf_split9_level5.B14];[$evaltest_tfidf_split8_level5.B14];[$evaltest_tfidf_split7_level5.B14];[$evaltest_tfidf_split6_level5.B14];[$evaltest_tfidf_split5_level5.B14];[$evaltest_tfidf_split4_level5.B14];[$evaltest_tfidf_split3_level5.B14];[$evaltest_tfidf_split2_level5.B14];[$evaltest_tfidf_split1_level5.B14];[$evaltest_tfidf_split0_level5.B14])" office:value-type="float" office:value="0.0400869472836289" calcext:value-type="float">
            <text:p>0.040086947283629</text:p>
          </table:table-cell>
          <table:table-cell table:formula="of:=MAX([$evaltest_tfidf_split9_level5.B14];[$evaltest_tfidf_split8_level5.B14];[$evaltest_tfidf_split7_level5.B14];[$evaltest_tfidf_split6_level5.B14];[$evaltest_tfidf_split5_level5.B14];[$evaltest_tfidf_split4_level5.B14];[$evaltest_tfidf_split3_level5.B14];[$evaltest_tfidf_split2_level5.B14];[$evaltest_tfidf_split1_level5.B14];[$evaltest_tfidf_split0_level5.B14])" office:value-type="float" office:value="0.24390243902439" calcext:value-type="float">
            <text:p>0.24390243902439</text:p>
          </table:table-cell>
          <table:table-cell table:formula="of:=MIN([$evaltest_tfidf_split9_level5.B14];[$evaltest_tfidf_split8_level5.B14];[$evaltest_tfidf_split7_level5.B14];[$evaltest_tfidf_split6_level5.B14];[$evaltest_tfidf_split5_level5.B14];[$evaltest_tfidf_split4_level5.B14];[$evaltest_tfidf_split3_level5.B14];[$evaltest_tfidf_split2_level5.B14];[$evaltest_tfidf_split1_level5.B14];[$evaltest_tfidf_split0_level5.B14])" office:value-type="float" office:value="0.126126126126126" calcext:value-type="float">
            <text:p>0.126126126126126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table:formula="of:=AVERAGE([$evaltest_tfidf_split9_level5.B15];[$evaltest_tfidf_split8_level5.B15];[$evaltest_tfidf_split7_level5.B15];[$evaltest_tfidf_split6_level5.B15];[$evaltest_tfidf_split5_level5.B15];[$evaltest_tfidf_split4_level5.B15];[$evaltest_tfidf_split3_level5.B15];[$evaltest_tfidf_split2_level5.B15];[$evaltest_tfidf_split1_level5.B15];[$evaltest_tfidf_split0_level5.B15])" office:value-type="float" office:value="0.157713013784571" calcext:value-type="float">
            <text:p>0.157713013784571</text:p>
          </table:table-cell>
          <table:table-cell table:formula="of:=STDEV([$evaltest_tfidf_split9_level5.B15];[$evaltest_tfidf_split8_level5.B15];[$evaltest_tfidf_split7_level5.B15];[$evaltest_tfidf_split6_level5.B15];[$evaltest_tfidf_split5_level5.B15];[$evaltest_tfidf_split4_level5.B15];[$evaltest_tfidf_split3_level5.B15];[$evaltest_tfidf_split2_level5.B15];[$evaltest_tfidf_split1_level5.B15];[$evaltest_tfidf_split0_level5.B15])" office:value-type="float" office:value="0.0409771108749894" calcext:value-type="float">
            <text:p>0.04097711087499</text:p>
          </table:table-cell>
          <table:table-cell table:formula="of:=MAX([$evaltest_tfidf_split9_level5.B15];[$evaltest_tfidf_split8_level5.B15];[$evaltest_tfidf_split7_level5.B15];[$evaltest_tfidf_split6_level5.B15];[$evaltest_tfidf_split5_level5.B15];[$evaltest_tfidf_split4_level5.B15];[$evaltest_tfidf_split3_level5.B15];[$evaltest_tfidf_split2_level5.B15];[$evaltest_tfidf_split1_level5.B15];[$evaltest_tfidf_split0_level5.B15])" office:value-type="float" office:value="0.2421875" calcext:value-type="float">
            <text:p>0.2421875</text:p>
          </table:table-cell>
          <table:table-cell table:formula="of:=MIN([$evaltest_tfidf_split9_level5.B15];[$evaltest_tfidf_split8_level5.B15];[$evaltest_tfidf_split7_level5.B15];[$evaltest_tfidf_split6_level5.B15];[$evaltest_tfidf_split5_level5.B15];[$evaltest_tfidf_split4_level5.B15];[$evaltest_tfidf_split3_level5.B15];[$evaltest_tfidf_split2_level5.B15];[$evaltest_tfidf_split1_level5.B15];[$evaltest_tfidf_split0_level5.B15])" office:value-type="float" office:value="0.101351351351351" calcext:value-type="float">
            <text:p>0.101351351351351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table:formula="of:=AVERAGE([$evaltest_tfidf_split9_level5.B16];[$evaltest_tfidf_split8_level5.B16];[$evaltest_tfidf_split7_level5.B16];[$evaltest_tfidf_split6_level5.B16];[$evaltest_tfidf_split5_level5.B16];[$evaltest_tfidf_split4_level5.B16];[$evaltest_tfidf_split3_level5.B16];[$evaltest_tfidf_split2_level5.B16];[$evaltest_tfidf_split1_level5.B16];[$evaltest_tfidf_split0_level5.B16])" office:value-type="float" office:value="0.538213863262446" calcext:value-type="float">
            <text:p>0.538213863262446</text:p>
          </table:table-cell>
          <table:table-cell table:formula="of:=STDEV([$evaltest_tfidf_split9_level5.B16];[$evaltest_tfidf_split8_level5.B16];[$evaltest_tfidf_split7_level5.B16];[$evaltest_tfidf_split6_level5.B16];[$evaltest_tfidf_split5_level5.B16];[$evaltest_tfidf_split4_level5.B16];[$evaltest_tfidf_split3_level5.B16];[$evaltest_tfidf_split2_level5.B16];[$evaltest_tfidf_split1_level5.B16];[$evaltest_tfidf_split0_level5.B16])" office:value-type="float" office:value="0.0864554522978751" calcext:value-type="float">
            <text:p>0.086455452297875</text:p>
          </table:table-cell>
          <table:table-cell table:formula="of:=MAX([$evaltest_tfidf_split9_level5.B16];[$evaltest_tfidf_split8_level5.B16];[$evaltest_tfidf_split7_level5.B16];[$evaltest_tfidf_split6_level5.B16];[$evaltest_tfidf_split5_level5.B16];[$evaltest_tfidf_split4_level5.B16];[$evaltest_tfidf_split3_level5.B16];[$evaltest_tfidf_split2_level5.B16];[$evaltest_tfidf_split1_level5.B16];[$evaltest_tfidf_split0_level5.B16])" office:value-type="float" office:value="0.720728061967145" calcext:value-type="float">
            <text:p>0.720728061967145</text:p>
          </table:table-cell>
          <table:table-cell table:formula="of:=MIN([$evaltest_tfidf_split9_level5.B16];[$evaltest_tfidf_split8_level5.B16];[$evaltest_tfidf_split7_level5.B16];[$evaltest_tfidf_split6_level5.B16];[$evaltest_tfidf_split5_level5.B16];[$evaltest_tfidf_split4_level5.B16];[$evaltest_tfidf_split3_level5.B16];[$evaltest_tfidf_split2_level5.B16];[$evaltest_tfidf_split1_level5.B16];[$evaltest_tfidf_split0_level5.B16])" office:value-type="float" office:value="0.408148596194448" calcext:value-type="float">
            <text:p>0.408148596194448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table:formula="of:=AVERAGE([$evaltest_tfidf_split9_level5.B17];[$evaltest_tfidf_split8_level5.B17];[$evaltest_tfidf_split7_level5.B17];[$evaltest_tfidf_split6_level5.B17];[$evaltest_tfidf_split5_level5.B17];[$evaltest_tfidf_split4_level5.B17];[$evaltest_tfidf_split3_level5.B17];[$evaltest_tfidf_split2_level5.B17];[$evaltest_tfidf_split1_level5.B17];[$evaltest_tfidf_split0_level5.B17])" office:value-type="float" office:value="26.3" calcext:value-type="float">
            <text:p>26.3</text:p>
          </table:table-cell>
          <table:table-cell table:formula="of:=STDEV([$evaltest_tfidf_split9_level5.B17];[$evaltest_tfidf_split8_level5.B17];[$evaltest_tfidf_split7_level5.B17];[$evaltest_tfidf_split6_level5.B17];[$evaltest_tfidf_split5_level5.B17];[$evaltest_tfidf_split4_level5.B17];[$evaltest_tfidf_split3_level5.B17];[$evaltest_tfidf_split2_level5.B17];[$evaltest_tfidf_split1_level5.B17];[$evaltest_tfidf_split0_level5.B17])" office:value-type="float" office:value="7.36432843736164" calcext:value-type="float">
            <text:p>7.36432843736164</text:p>
          </table:table-cell>
          <table:table-cell table:formula="of:=MAX([$evaltest_tfidf_split9_level5.B17];[$evaltest_tfidf_split8_level5.B17];[$evaltest_tfidf_split7_level5.B17];[$evaltest_tfidf_split6_level5.B17];[$evaltest_tfidf_split5_level5.B17];[$evaltest_tfidf_split4_level5.B17];[$evaltest_tfidf_split3_level5.B17];[$evaltest_tfidf_split2_level5.B17];[$evaltest_tfidf_split1_level5.B17];[$evaltest_tfidf_split0_level5.B17])" office:value-type="float" office:value="36" calcext:value-type="float">
            <text:p>36</text:p>
          </table:table-cell>
          <table:table-cell table:formula="of:=MIN([$evaltest_tfidf_split9_level5.B17];[$evaltest_tfidf_split8_level5.B17];[$evaltest_tfidf_split7_level5.B17];[$evaltest_tfidf_split6_level5.B17];[$evaltest_tfidf_split5_level5.B17];[$evaltest_tfidf_split4_level5.B17];[$evaltest_tfidf_split3_level5.B17];[$evaltest_tfidf_split2_level5.B17];[$evaltest_tfidf_split1_level5.B17];[$evaltest_tfidf_split0_level5.B1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table:formula="of:=AVERAGE([$evaltest_tfidf_split9_level5.B18];[$evaltest_tfidf_split8_level5.B18];[$evaltest_tfidf_split7_level5.B18];[$evaltest_tfidf_split6_level5.B18];[$evaltest_tfidf_split5_level5.B18];[$evaltest_tfidf_split4_level5.B18];[$evaltest_tfidf_split3_level5.B18];[$evaltest_tfidf_split2_level5.B18];[$evaltest_tfidf_split1_level5.B18];[$evaltest_tfidf_split0_level5.B18])" office:value-type="float" office:value="138.7" calcext:value-type="float">
            <text:p>138.7</text:p>
          </table:table-cell>
          <table:table-cell table:formula="of:=STDEV([$evaltest_tfidf_split9_level5.B18];[$evaltest_tfidf_split8_level5.B18];[$evaltest_tfidf_split7_level5.B18];[$evaltest_tfidf_split6_level5.B18];[$evaltest_tfidf_split5_level5.B18];[$evaltest_tfidf_split4_level5.B18];[$evaltest_tfidf_split3_level5.B18];[$evaltest_tfidf_split2_level5.B18];[$evaltest_tfidf_split1_level5.B18];[$evaltest_tfidf_split0_level5.B18])" office:value-type="float" office:value="26.7832866624775" calcext:value-type="float">
            <text:p>26.7832866624775</text:p>
          </table:table-cell>
          <table:table-cell table:formula="of:=MAX([$evaltest_tfidf_split9_level5.B18];[$evaltest_tfidf_split8_level5.B18];[$evaltest_tfidf_split7_level5.B18];[$evaltest_tfidf_split6_level5.B18];[$evaltest_tfidf_split5_level5.B18];[$evaltest_tfidf_split4_level5.B18];[$evaltest_tfidf_split3_level5.B18];[$evaltest_tfidf_split2_level5.B18];[$evaltest_tfidf_split1_level5.B18];[$evaltest_tfidf_split0_level5.B18])" office:value-type="float" office:value="184" calcext:value-type="float">
            <text:p>184</text:p>
          </table:table-cell>
          <table:table-cell table:formula="of:=MIN([$evaltest_tfidf_split9_level5.B18];[$evaltest_tfidf_split8_level5.B18];[$evaltest_tfidf_split7_level5.B18];[$evaltest_tfidf_split6_level5.B18];[$evaltest_tfidf_split5_level5.B18];[$evaltest_tfidf_split4_level5.B18];[$evaltest_tfidf_split3_level5.B18];[$evaltest_tfidf_split2_level5.B18];[$evaltest_tfidf_split1_level5.B18];[$evaltest_tfidf_split0_level5.B18]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table:formula="of:=AVERAGE([$evaltest_tfidf_split9_level5.B19];[$evaltest_tfidf_split8_level5.B19];[$evaltest_tfidf_split7_level5.B19];[$evaltest_tfidf_split6_level5.B19];[$evaltest_tfidf_split5_level5.B19];[$evaltest_tfidf_split4_level5.B19];[$evaltest_tfidf_split3_level5.B19];[$evaltest_tfidf_split2_level5.B19];[$evaltest_tfidf_split1_level5.B19];[$evaltest_tfidf_split0_level5.B19])" office:value-type="float" office:value="40" calcext:value-type="float">
            <text:p>40</text:p>
          </table:table-cell>
          <table:table-cell table:formula="of:=STDEV([$evaltest_tfidf_split9_level5.B19];[$evaltest_tfidf_split8_level5.B19];[$evaltest_tfidf_split7_level5.B19];[$evaltest_tfidf_split6_level5.B19];[$evaltest_tfidf_split5_level5.B19];[$evaltest_tfidf_split4_level5.B19];[$evaltest_tfidf_split3_level5.B19];[$evaltest_tfidf_split2_level5.B19];[$evaltest_tfidf_split1_level5.B19];[$evaltest_tfidf_split0_level5.B19])" office:value-type="float" office:value="11.0453610171873" calcext:value-type="float">
            <text:p>11.0453610171873</text:p>
          </table:table-cell>
          <table:table-cell table:formula="of:=MAX([$evaltest_tfidf_split9_level5.B19];[$evaltest_tfidf_split8_level5.B19];[$evaltest_tfidf_split7_level5.B19];[$evaltest_tfidf_split6_level5.B19];[$evaltest_tfidf_split5_level5.B19];[$evaltest_tfidf_split4_level5.B19];[$evaltest_tfidf_split3_level5.B19];[$evaltest_tfidf_split2_level5.B19];[$evaltest_tfidf_split1_level5.B19];[$evaltest_tfidf_split0_level5.B19])" office:value-type="float" office:value="58" calcext:value-type="float">
            <text:p>58</text:p>
          </table:table-cell>
          <table:table-cell table:formula="of:=MIN([$evaltest_tfidf_split9_level5.B19];[$evaltest_tfidf_split8_level5.B19];[$evaltest_tfidf_split7_level5.B19];[$evaltest_tfidf_split6_level5.B19];[$evaltest_tfidf_split5_level5.B19];[$evaltest_tfidf_split4_level5.B19];[$evaltest_tfidf_split3_level5.B19];[$evaltest_tfidf_split2_level5.B19];[$evaltest_tfidf_split1_level5.B19];[$evaltest_tfidf_split0_level5.B19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table:formula="of:=AVERAGE([$evaltest_tfidf_split9_level5.B20];[$evaltest_tfidf_split8_level5.B20];[$evaltest_tfidf_split7_level5.B20];[$evaltest_tfidf_split6_level5.B20];[$evaltest_tfidf_split5_level5.B20];[$evaltest_tfidf_split4_level5.B20];[$evaltest_tfidf_split3_level5.B20];[$evaltest_tfidf_split2_level5.B20];[$evaltest_tfidf_split1_level5.B20];[$evaltest_tfidf_split0_level5.B20])" office:value-type="float" office:value="42.9" calcext:value-type="float">
            <text:p>42.9</text:p>
          </table:table-cell>
          <table:table-cell table:formula="of:=STDEV([$evaltest_tfidf_split9_level5.B20];[$evaltest_tfidf_split8_level5.B20];[$evaltest_tfidf_split7_level5.B20];[$evaltest_tfidf_split6_level5.B20];[$evaltest_tfidf_split5_level5.B20];[$evaltest_tfidf_split4_level5.B20];[$evaltest_tfidf_split3_level5.B20];[$evaltest_tfidf_split2_level5.B20];[$evaltest_tfidf_split1_level5.B20];[$evaltest_tfidf_split0_level5.B20])" office:value-type="float" office:value="7.83794190673377" calcext:value-type="float">
            <text:p>7.83794190673377</text:p>
          </table:table-cell>
          <table:table-cell table:formula="of:=MAX([$evaltest_tfidf_split9_level5.B20];[$evaltest_tfidf_split8_level5.B20];[$evaltest_tfidf_split7_level5.B20];[$evaltest_tfidf_split6_level5.B20];[$evaltest_tfidf_split5_level5.B20];[$evaltest_tfidf_split4_level5.B20];[$evaltest_tfidf_split3_level5.B20];[$evaltest_tfidf_split2_level5.B20];[$evaltest_tfidf_split1_level5.B20];[$evaltest_tfidf_split0_level5.B20])" office:value-type="float" office:value="57" calcext:value-type="float">
            <text:p>57</text:p>
          </table:table-cell>
          <table:table-cell table:formula="of:=MIN([$evaltest_tfidf_split9_level5.B20];[$evaltest_tfidf_split8_level5.B20];[$evaltest_tfidf_split7_level5.B20];[$evaltest_tfidf_split6_level5.B20];[$evaltest_tfidf_split5_level5.B20];[$evaltest_tfidf_split4_level5.B20];[$evaltest_tfidf_split3_level5.B20];[$evaltest_tfidf_split2_level5.B20];[$evaltest_tfidf_split1_level5.B20];[$evaltest_tfidf_split0_level5.B20])" office:value-type="float" office:value="32" calcext:value-type="float">
            <text:p>32</text:p>
          </table:table-cell>
        </table:table-row>
      </table:table>
      <table:table table:name="evaltest_tfidf_split9_level5" table:style-name="ta1">
        <table:table-source xlink:type="simple" xlink:href="../evaltest_tfidf_split9_level5.out" table:table-name="evaltest_tfidf_split9_level5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1125" calcext:value-type="float">
            <text:p>0.1125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252380952380952" calcext:value-type="float">
            <text:p>0.252380952380952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140183982683983" calcext:value-type="float">
            <text:p>0.140183982683983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430003333211014" calcext:value-type="float">
            <text:p>0.00430003333211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591339155749636" calcext:value-type="float">
            <text:p>0.005913391557496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431482636722811" calcext:value-type="float">
            <text:p>0.004314826367228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116129032258065" calcext:value-type="float">
            <text:p>0.116129032258065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418604651162791" calcext:value-type="float">
            <text:p>0.418604651162791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181818181818182" calcext:value-type="float">
            <text:p>0.181818181818182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743089564344005" calcext:value-type="float">
            <text:p>0.743089564344005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746724591540303" calcext:value-type="float">
            <text:p>0.746724591540303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743089564344005" calcext:value-type="float">
            <text:p>0.743089564344005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141666666666667" calcext:value-type="float">
            <text:p>0.141666666666667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1125" calcext:value-type="float">
            <text:p>0.1125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720728061967145" calcext:value-type="float">
            <text:p>0.720728061967145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evaltest_tfidf_split8_level5" table:style-name="ta1">
        <table:table-source xlink:type="simple" xlink:href="../evaltest_tfidf_split8_level5.out" table:table-name="evaltest_tfidf_split8_level5" table:filter-name="Text - txt - csv (StarCalc)" table:filter-options="9,34,76,1,,0,false,false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421875" calcext:value-type="float">
            <text:p>0.2421875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282986111111111" calcext:value-type="float">
            <text:p>0.282986111111111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230723443223443" calcext:value-type="float">
            <text:p>0.230723443223443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659520610393973" calcext:value-type="float">
            <text:p>0.00659520610394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955240174672489" calcext:value-type="float">
            <text:p>0.009552401746725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683180841477785" calcext:value-type="float">
            <text:p>0.006831808414778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35294117647059" calcext:value-type="float">
            <text:p>0.235294117647059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306010928961749" calcext:value-type="float">
            <text:p>0.306010928961749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577848305293916" calcext:value-type="float">
            <text:p>0.577848305293916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601418830848932" calcext:value-type="float">
            <text:p>0.601418830848932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577848305293916" calcext:value-type="float">
            <text:p>0.577848305293916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28125" calcext:value-type="float">
            <text:p>0.28125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239583333333333" calcext:value-type="float">
            <text:p>0.239583333333333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421875" calcext:value-type="float">
            <text:p>0.2421875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545752971858321" calcext:value-type="float">
            <text:p>0.545752971858321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2" calcext:value-type="float">
            <text:p>32</text:p>
          </table:table-cell>
        </table:table-row>
      </table:table>
      <table:table table:name="evaltest_tfidf_split7_level5" table:style-name="ta1">
        <table:table-source xlink:type="simple" xlink:href="../evaltest_tfidf_split7_level5.out" table:table-name="evaltest_tfidf_split7_level5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148648648648649" calcext:value-type="float">
            <text:p>0.148648648648649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274024024024024" calcext:value-type="float">
            <text:p>0.274024024024024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163444213444214" calcext:value-type="float">
            <text:p>0.163444213444214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591339155749636" calcext:value-type="float">
            <text:p>0.005913391557496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691411935953421" calcext:value-type="float">
            <text:p>0.006914119359534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55616205725376" calcext:value-type="float">
            <text:p>0.005561620572538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147887323943662" calcext:value-type="float">
            <text:p>0.147887323943662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313432835820896" calcext:value-type="float">
            <text:p>0.313432835820896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200956937799043" calcext:value-type="float">
            <text:p>0.200956937799043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427447889113379" calcext:value-type="float">
            <text:p>0.427447889113379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441864146388162" calcext:value-type="float">
            <text:p>0.441864146388162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427447889113379" calcext:value-type="float">
            <text:p>0.427447889113379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27027027027027" calcext:value-type="float">
            <text:p>0.27027027027027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148648648648649" calcext:value-type="float">
            <text:p>0.148648648648649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408148596194448" calcext:value-type="float">
            <text:p>0.408148596194448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7" calcext:value-type="float">
            <text:p>37</text:p>
          </table:table-cell>
        </table:table-row>
      </table:table>
      <table:table table:name="evaltest_tfidf_split6_level5" table:style-name="ta1">
        <table:table-source xlink:type="simple" xlink:href="../evaltest_tfidf_split6_level5.out" table:table-name="evaltest_tfidf_split6_level5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168367346938775" calcext:value-type="float">
            <text:p>0.168367346938775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31648850016197" calcext:value-type="float">
            <text:p>0.31648850016197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188515566066586" calcext:value-type="float">
            <text:p>0.188515566066586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788106468373936" calcext:value-type="float">
            <text:p>0.007881064683739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118267831149927" calcext:value-type="float">
            <text:p>0.011826783114993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847505113284109" calcext:value-type="float">
            <text:p>0.008475051132841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171875" calcext:value-type="float">
            <text:p>0.171875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362637362637363" calcext:value-type="float">
            <text:p>0.362637362637363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23321554770318" calcext:value-type="float">
            <text:p>0.23321554770318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516609686464372" calcext:value-type="float">
            <text:p>0.516609686464372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529635074204628" calcext:value-type="float">
            <text:p>0.529635074204628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516609686464372" calcext:value-type="float">
            <text:p>0.516609686464372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306122448979592" calcext:value-type="float">
            <text:p>0.306122448979592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197278911564626" calcext:value-type="float">
            <text:p>0.197278911564626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168367346938775" calcext:value-type="float">
            <text:p>0.168367346938775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496556378841826" calcext:value-type="float">
            <text:p>0.496556378841826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49" calcext:value-type="float">
            <text:p>49</text:p>
          </table:table-cell>
        </table:table-row>
      </table:table>
      <table:table table:name="evaltest_tfidf_split5_level5" table:style-name="ta1">
        <table:table-source xlink:type="simple" xlink:href="../evaltest_tfidf_split5_level5.out" table:table-name="evaltest_tfidf_split5_level5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176023391812865" calcext:value-type="float">
            <text:p>0.176023391812865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122447143499775" calcext:value-type="float">
            <text:p>0.122447143499775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481672621410613" calcext:value-type="float">
            <text:p>0.004816726214106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691411935953421" calcext:value-type="float">
            <text:p>0.006914119359534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505822416302766" calcext:value-type="float">
            <text:p>0.005058224163028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287878787878788" calcext:value-type="float">
            <text:p>0.287878787878788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174311926605505" calcext:value-type="float">
            <text:p>0.174311926605505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447176422038005" calcext:value-type="float">
            <text:p>0.447176422038005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461213304121346" calcext:value-type="float">
            <text:p>0.461213304121346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447176422038005" calcext:value-type="float">
            <text:p>0.447176422038005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210526315789474" calcext:value-type="float">
            <text:p>0.210526315789474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140350877192982" calcext:value-type="float">
            <text:p>0.140350877192982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435470453790955" calcext:value-type="float">
            <text:p>0.435470453790955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" calcext:value-type="float">
            <text:p>38</text:p>
          </table:table-cell>
        </table:table-row>
      </table:table>
      <table:table table:name="evaltest_tfidf_split4_level5" table:style-name="ta1">
        <table:table-source xlink:type="simple" xlink:href="../evaltest_tfidf_split4_level5.out" table:table-name="evaltest_tfidf_split4_level5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177884615384615" calcext:value-type="float">
            <text:p>0.177884615384615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28215811965812" calcext:value-type="float">
            <text:p>0.28215811965812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188152766037381" calcext:value-type="float">
            <text:p>0.188152766037381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679302199498706" calcext:value-type="float">
            <text:p>0.006793021994987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107350800582242" calcext:value-type="float">
            <text:p>0.010735080058224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709137052333174" calcext:value-type="float">
            <text:p>0.007091370523332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174757281553398" calcext:value-type="float">
            <text:p>0.174757281553398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243243243243243" calcext:value-type="float">
            <text:p>0.243243243243243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627740669224104" calcext:value-type="float">
            <text:p>0.627740669224104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643300159713002" calcext:value-type="float">
            <text:p>0.643300159713002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627740669224104" calcext:value-type="float">
            <text:p>0.627740669224104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269230769230769" calcext:value-type="float">
            <text:p>0.269230769230769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19551282051282" calcext:value-type="float">
            <text:p>0.19551282051282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177884615384615" calcext:value-type="float">
            <text:p>0.177884615384615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594744196245288" calcext:value-type="float">
            <text:p>0.594744196245288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52" calcext:value-type="float">
            <text:p>52</text:p>
          </table:table-cell>
        </table:table-row>
      </table:table>
      <table:table table:name="evaltest_tfidf_split3_level5" table:style-name="ta1">
        <table:table-source xlink:type="simple" xlink:href="../evaltest_tfidf_split3_level5.out" table:table-name="evaltest_tfidf_split3_level5" table:filter-name="Text - txt - csv (StarCalc)" table:filter-options="9,34,76,1,,0,false,false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16304347826087" calcext:value-type="float">
            <text:p>0.16304347826087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340062111801242" calcext:value-type="float">
            <text:p>0.340062111801242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205194805194805" calcext:value-type="float">
            <text:p>0.205194805194805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687167756145729" calcext:value-type="float">
            <text:p>0.006871677561457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108260553129549" calcext:value-type="float">
            <text:p>0.010826055312955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722872059726671" calcext:value-type="float">
            <text:p>0.007228720597267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174418604651163" calcext:value-type="float">
            <text:p>0.174418604651163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422535211267606" calcext:value-type="float">
            <text:p>0.422535211267606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246913580246914" calcext:value-type="float">
            <text:p>0.246913580246914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544923545268105" calcext:value-type="float">
            <text:p>0.544923545268105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546026826908169" calcext:value-type="float">
            <text:p>0.546026826908169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544923545268105" calcext:value-type="float">
            <text:p>0.544923545268105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326086956521739" calcext:value-type="float">
            <text:p>0.326086956521739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195652173913043" calcext:value-type="float">
            <text:p>0.195652173913043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16304347826087" calcext:value-type="float">
            <text:p>0.16304347826087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525719439095175" calcext:value-type="float">
            <text:p>0.525719439095175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46" calcext:value-type="float">
            <text:p>46</text:p>
          </table:table-cell>
        </table:table-row>
      </table:table>
      <table:table table:name="evaltest_tfidf_split2_level5" table:style-name="ta1">
        <table:table-source xlink:type="simple" xlink:href="../evaltest_tfidf_split2_level5.out" table:table-name="evaltest_tfidf_split2_level5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189024390243902" calcext:value-type="float">
            <text:p>0.189024390243902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449864498644986" calcext:value-type="float">
            <text:p>0.449864498644986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241722505137139" calcext:value-type="float">
            <text:p>0.241722505137139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339272717820753" calcext:value-type="float">
            <text:p>0.003392727178208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796033478893741" calcext:value-type="float">
            <text:p>0.007960334788937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439078431629164" calcext:value-type="float">
            <text:p>0.004390784316292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197452229299363" calcext:value-type="float">
            <text:p>0.197452229299363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516666666666667" calcext:value-type="float">
            <text:p>0.516666666666667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56637019046706" calcext:value-type="float">
            <text:p>0.56637019046706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572875087042267" calcext:value-type="float">
            <text:p>0.572875087042267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56637019046706" calcext:value-type="float">
            <text:p>0.56637019046706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390243902439024" calcext:value-type="float">
            <text:p>0.390243902439024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24390243902439" calcext:value-type="float">
            <text:p>0.24390243902439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189024390243902" calcext:value-type="float">
            <text:p>0.189024390243902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543746523709779" calcext:value-type="float">
            <text:p>0.543746523709779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41" calcext:value-type="float">
            <text:p>41</text:p>
          </table:table-cell>
        </table:table-row>
      </table:table>
      <table:table table:name="evaltest_tfidf_split1_level5" table:style-name="ta1">
        <table:table-source xlink:type="simple" xlink:href="../evaltest_tfidf_split1_level5.out" table:table-name="evaltest_tfidf_split1_level5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149122807017544" calcext:value-type="float">
            <text:p>0.149122807017544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391812865497076" calcext:value-type="float">
            <text:p>0.391812865497076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70912933044441" calcext:value-type="float">
            <text:p>0.007091293304444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112354439592431" calcext:value-type="float">
            <text:p>0.011235443959243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742615976368866" calcext:value-type="float">
            <text:p>0.007426159763689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148148148148148" calcext:value-type="float">
            <text:p>0.148148148148148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492307692307692" calcext:value-type="float">
            <text:p>0.492307692307692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227758007117438" calcext:value-type="float">
            <text:p>0.227758007117438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565741364299779" calcext:value-type="float">
            <text:p>0.565741364299779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569616018661069" calcext:value-type="float">
            <text:p>0.569616018661069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565741364299779" calcext:value-type="float">
            <text:p>0.565741364299779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31578947368421" calcext:value-type="float">
            <text:p>0.31578947368421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181286549707602" calcext:value-type="float">
            <text:p>0.181286549707602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149122807017544" calcext:value-type="float">
            <text:p>0.149122807017544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536865726908246" calcext:value-type="float">
            <text:p>0.536865726908246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57" calcext:value-type="float">
            <text:p>57</text:p>
          </table:table-cell>
        </table:table-row>
      </table:table>
      <table:table table:name="evaltest_tfidf_split0_level5" table:style-name="ta1">
        <table:table-source xlink:type="simple" xlink:href="../evaltest_tfidf_split0_level5.out" table:table-name="evaltest_tfidf_split0_level5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101351351351351" calcext:value-type="float">
            <text:p>0.101351351351351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231606606606607" calcext:value-type="float">
            <text:p>0.231606606606607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11997821997822" calcext:value-type="float">
            <text:p>0.11997821997822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367953552997221" calcext:value-type="float">
            <text:p>0.003679535529972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564046579330422" calcext:value-type="float">
            <text:p>0.005640465793304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406919317945519" calcext:value-type="float">
            <text:p>0.004069193179455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107913669064748" calcext:value-type="float">
            <text:p>0.107913669064748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326086956521739" calcext:value-type="float">
            <text:p>0.326086956521739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162162162162162" calcext:value-type="float">
            <text:p>0.162162162162162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59775395602202" calcext:value-type="float">
            <text:p>0.59775395602202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607292287429843" calcext:value-type="float">
            <text:p>0.607292287429843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59775395602202" calcext:value-type="float">
            <text:p>0.59775395602202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162162162162162" calcext:value-type="float">
            <text:p>0.162162162162162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126126126126126" calcext:value-type="float">
            <text:p>0.126126126126126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101351351351351" calcext:value-type="float">
            <text:p>0.101351351351351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574406284013271" calcext:value-type="float">
            <text:p>0.574406284013271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7" calcext:value-type="float">
            <text:p>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 style:data-style-name="N2" text:time-value="10:52:32.410422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5:13:09.859514607</meta:creation-date>
    <dc:date>2019-11-01T10:53:07.031601680</dc:date>
    <meta:editing-duration>PT4M1S</meta:editing-duration>
    <meta:editing-cycles>2</meta:editing-cycles>
    <meta:generator>LibreOffice/6.0.7.3$Linux_X86_64 LibreOffice_project/00m0$Build-3</meta:generator>
    <meta:document-statistic meta:table-count="11" meta:cell-count="504" meta:object-count="0"/>
  </office:meta>
</office:document-meta>
</file>